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0A9726F4C5E9C05A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091cm" svg:height="13.81cm" svg:x="0.509cm" svg:y="0.69cm">
          <draw:image xlink:href="Pictures/10000000000002860000020A9726F4C5E9C05AC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2T08:56:53.155000000</dc:date>
    <meta:editing-duration>PT3M26S</meta:editing-duration>
    <meta:editing-cycles>3</meta:editing-cycles>
    <meta:generator>LibreOffice/5.0.3.2$Windows_x86 LibreOffice_project/e5f16313668ac592c1bfb310f4390624e3dbfb75</meta:generator>
    <meta:document-statistic meta:object-count="1"/>
  </office:meta>
</office:document-meta>
</file>